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138.43mm"/>
    </style:style>
    <style:style style:name="co4" style:family="table-column">
      <style:table-column-properties fo:break-before="auto" style:column-width="178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Ke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5351A-B-GT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2399-5-ND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SX-750FBC25000000T</text:p>
          </table:table-cell>
          <table:table-cell office:value-type="string" calcext:value-type="string">
            <text:p>Oscillators:Oscillator_SMD_SeikoEpson_SG8002CA-4pin_7.0x5.0mm_HandSoldering</text:p>
          </table:table-cell>
          <table:table-cell office:value-type="string" calcext:value-type="string">
            <text:p>https://www.digikey.jp/product-detail/ja/citizen-finedevice-co-ltd/CSX-750FBC25000000T/300-7246-1-ND/482134</text:p>
          </table:table-cell>
          <table:table-cell office:value-type="string" calcext:value-type="string">
            <text:p>300-7246-1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LVC74APW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s://www.tij.co.jp/product/jp/SN74LVC74A</text:p>
          </table:table-cell>
          <table:table-cell office:value-type="string" calcext:value-type="string">
            <text:p>296-1241-1-N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8032ANZ</text:p>
          </table:table-cell>
          <table:table-cell office:value-type="string" calcext:value-type="string">
            <text:p>Housings_DIP:DIP-8_W7.62mm</text:p>
          </table:table-cell>
          <table:table-cell office:value-type="string" calcext:value-type="string">
            <text:p>https://www.analog.com/media/en/technical-documentation/data-sheets/AD8031_8032.pdf</text:p>
          </table:table-cell>
          <table:table-cell office:value-type="string" calcext:value-type="string">
            <text:p>AD8032ANZ-ND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 office:value-type="string" calcext:value-type="string">
            <text:p>Inductors_THT:L_Axial_L7.0mm_D3.3mm_P5.08mm_Vertical_Fastron_MICC</text:p>
          </table:table-cell>
          <table:table-cell office:value-type="string" calcext:value-type="string">
            <text:p>https://www.digikey.jp/product-detail/en/tdk-electronics-inc/B82144A2106J000/495-5615-1-ND/4245955</text:p>
          </table:table-cell>
          <table:table-cell office:value-type="string" calcext:value-type="string">
            <text:p>AIAP-01-102K-TCT-N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WM5543-N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81-2888-ND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J1-3533</text:p>
          </table:table-cell>
          <table:table-cell office:value-type="string" calcext:value-type="string">
            <text:p>project_lib:Jack_3.5mm_CUI_SJ1-3533NG_Horizontal_CircularHoles</text:p>
          </table:table-cell>
          <table:table-cell office:value-type="string" calcext:value-type="string">
            <text:p>https://www.digikey.jp/product-detail/ja/cui-devices/SJ1-3533/CP1-3533-ND/738695</text:p>
          </table:table-cell>
          <table:table-cell office:value-type="string" calcext:value-type="string">
            <text:p>CP1-3533N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S5A23157DGSR</text:p>
          </table:table-cell>
          <table:table-cell office:value-type="string" calcext:value-type="string">
            <text:p>project_lib:TS5A23157DGSR</text:p>
          </table:table-cell>
          <table:table-cell office:value-type="string" calcext:value-type="string">
            <text:p>https://www.tij.co.jp/product/jp/TS5A23157</text:p>
          </table:table-cell>
          <table:table-cell office:value-type="string" calcext:value-type="string">
            <text:p>296-17076-1-ND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A48L033</text:p>
          </table:table-cell>
          <table:table-cell office:value-type="string" calcext:value-type="string">
            <text:p>TO_SOT_Packages_SMD:SOT-89-3_Handsoldering</text:p>
          </table:table-cell>
          <table:table-cell office:value-type="string" calcext:value-type="string">
            <text:p>https://toshiba.semicon-storage.com/jp/semiconductor/product/power-management-ics/detail.TA48L033F.htm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" meta:object-count="0"/>
    <meta:generator>LibreOffice/5.1.6.2$Linux_X86_64 LibreOffice_project/10m0$Build-2</meta:generator>
  </office:meta>
</office:document-meta>
</file>